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02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Identificador de l'alumne/a</text:p>
          </table:table-cell>
          <table:table-cell office:value-type="string">
            <text:p>id</text:p>
          </table:table-cell>
          <table:table-cell/>
          <table:table-cell table:formula="of:=&quot;&quot;&quot;&quot;&amp;[.A1]&amp;&quot;&quot;&quot;: &quot;&quot;&quot;&amp;[.B1]&amp;&quot;&quot;&quot;,&quot;" office:value-type="string" office:string-value="&quot;Identificador de l'alumne/a&quot;: &quot;id&quot;,">
            <text:p>"Identificador de l'alumne/a": "id",</text:p>
          </table:table-cell>
          <table:table-cell table:number-columns-repeated="1020"/>
        </table:table-row>
        <table:table-row table:style-name="ro1">
          <table:table-cell office:value-type="string">
            <text:p>Nom i cognoms de l'alumne/a</text:p>
          </table:table-cell>
          <table:table-cell office:value-type="string">
            <text:p>NOM</text:p>
          </table:table-cell>
          <table:table-cell/>
          <table:table-cell table:formula="of:=&quot;&quot;&quot;&quot;&amp;[.A2]&amp;&quot;&quot;&quot;: &quot;&quot;&quot;&amp;[.B2]&amp;&quot;&quot;&quot;,&quot;" office:value-type="string" office:string-value="&quot;Nom i cognoms de l'alumne/a&quot;: &quot;NOM&quot;,">
            <text:p>"Nom i cognoms de l'alumne/a": "NOM",</text:p>
          </table:table-cell>
          <table:table-cell table:number-columns-repeated="1020"/>
        </table:table-row>
        <table:table-row table:style-name="ro1">
          <table:table-cell office:value-type="string">
            <text:p>Ll. Cat.</text:p>
          </table:table-cell>
          <table:table-cell office:value-type="string">
            <text:p>CAT</text:p>
          </table:table-cell>
          <table:table-cell/>
          <table:table-cell table:formula="of:=&quot;&quot;&quot;&quot;&amp;[.A3]&amp;&quot;&quot;&quot;: &quot;&quot;&quot;&amp;[.B3]&amp;&quot;&quot;&quot;,&quot;" office:value-type="string" office:string-value="&quot;Ll. Cat.&quot;: &quot;CAT&quot;,">
            <text:p>"Ll. Cat.": "CAT",</text:p>
          </table:table-cell>
          <table:table-cell table:number-columns-repeated="1020"/>
        </table:table-row>
        <table:table-row table:style-name="ro1">
          <table:table-cell office:value-type="string">
            <text:p>Ll. Cast.</text:p>
          </table:table-cell>
          <table:table-cell office:value-type="string">
            <text:p>CAST</text:p>
          </table:table-cell>
          <table:table-cell/>
          <table:table-cell table:formula="of:=&quot;&quot;&quot;&quot;&amp;[.A4]&amp;&quot;&quot;&quot;: &quot;&quot;&quot;&amp;[.B4]&amp;&quot;&quot;&quot;,&quot;" office:value-type="string" office:string-value="&quot;Ll. Cast.&quot;: &quot;CAST&quot;,">
            <text:p>"Ll. Cast.": "CAST",</text:p>
          </table:table-cell>
          <table:table-cell table:number-columns-repeated="1020"/>
        </table:table-row>
        <table:table-row table:style-name="ro1">
          <table:table-cell office:value-type="string">
            <text:p>Ll. Estr.</text:p>
          </table:table-cell>
          <table:table-cell office:value-type="string">
            <text:p>ANG</text:p>
          </table:table-cell>
          <table:table-cell/>
          <table:table-cell table:formula="of:=&quot;&quot;&quot;&quot;&amp;[.A5]&amp;&quot;&quot;&quot;: &quot;&quot;&quot;&amp;[.B5]&amp;&quot;&quot;&quot;,&quot;" office:value-type="string" office:string-value="&quot;Ll. Estr.&quot;: &quot;ANG&quot;,">
            <text:p>"Ll. Estr.": "ANG",</text:p>
          </table:table-cell>
          <table:table-cell table:number-columns-repeated="1020"/>
        </table:table-row>
        <table:table-row table:style-name="ro1">
          <table:table-cell office:value-type="string">
            <text:p>Mat.</text:p>
          </table:table-cell>
          <table:table-cell office:value-type="string">
            <text:p>MAT</text:p>
          </table:table-cell>
          <table:table-cell/>
          <table:table-cell table:formula="of:=&quot;&quot;&quot;&quot;&amp;[.A6]&amp;&quot;&quot;&quot;: &quot;&quot;&quot;&amp;[.B6]&amp;&quot;&quot;&quot;,&quot;" office:value-type="string" office:string-value="&quot;Mat.&quot;: &quot;MAT&quot;,">
            <text:p>"Mat.": "MAT",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BG</text:p>
          </table:table-cell>
          <table:table-cell/>
          <table:table-cell table:formula="of:=&quot;&quot;&quot;&quot;&amp;[.A7]&amp;&quot;&quot;&quot;: &quot;&quot;&quot;&amp;[.B7]&amp;&quot;&quot;&quot;,&quot;" office:value-type="string" office:string-value="&quot;BG&quot;: &quot;BG&quot;,">
            <text:p>"BG": "BG",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FQ</text:p>
          </table:table-cell>
          <table:table-cell/>
          <table:table-cell table:formula="of:=&quot;&quot;&quot;&quot;&amp;[.A8]&amp;&quot;&quot;&quot;: &quot;&quot;&quot;&amp;[.B8]&amp;&quot;&quot;&quot;,&quot;" office:value-type="string" office:string-value="&quot;FQ&quot;: &quot;FQ&quot;,">
            <text:p>"FQ": "FQ",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TD</text:p>
          </table:table-cell>
          <table:table-cell/>
          <table:table-cell table:formula="of:=&quot;&quot;&quot;&quot;&amp;[.A9]&amp;&quot;&quot;&quot;: &quot;&quot;&quot;&amp;[.B9]&amp;&quot;&quot;&quot;,&quot;" office:value-type="string" office:string-value="&quot;TD&quot;: &quot;TD&quot;,">
            <text:p>"TD": "TD",</text:p>
          </table:table-cell>
          <table:table-cell table:number-columns-repeated="1020"/>
        </table:table-row>
        <table:table-row table:style-name="ro1">
          <table:table-cell office:value-type="string">
            <text:p>CS:GH</text:p>
          </table:table-cell>
          <table:table-cell office:value-type="string">
            <text:p>CS</text:p>
          </table:table-cell>
          <table:table-cell/>
          <table:table-cell table:formula="of:=&quot;&quot;&quot;&quot;&amp;[.A10]&amp;&quot;&quot;&quot;: &quot;&quot;&quot;&amp;[.B10]&amp;&quot;&quot;&quot;,&quot;" office:value-type="string" office:string-value="&quot;CS:GH&quot;: &quot;CS&quot;,">
            <text:p>"CS:GH": "CS",</text:p>
          </table:table-cell>
          <table:table-cell table:number-columns-repeated="1020"/>
        </table:table-row>
        <table:table-row table:style-name="ro1">
          <table:table-cell office:value-type="string">
            <text:p>Mús.</text:p>
          </table:table-cell>
          <table:table-cell office:value-type="string">
            <text:p>MUS</text:p>
          </table:table-cell>
          <table:table-cell/>
          <table:table-cell table:formula="of:=&quot;&quot;&quot;&quot;&amp;[.A11]&amp;&quot;&quot;&quot;: &quot;&quot;&quot;&amp;[.B11]&amp;&quot;&quot;&quot;,&quot;" office:value-type="string" office:string-value="&quot;Mús.&quot;: &quot;MUS&quot;,">
            <text:p>"Mús.": "MUS",</text:p>
          </table:table-cell>
          <table:table-cell table:number-columns-repeated="1020"/>
        </table:table-row>
        <table:table-row table:style-name="ro1">
          <table:table-cell office:value-type="string">
            <text:p>Ed. Fís.</text:p>
          </table:table-cell>
          <table:table-cell office:value-type="string">
            <text:p>EDF</text:p>
          </table:table-cell>
          <table:table-cell/>
          <table:table-cell table:formula="of:=&quot;&quot;&quot;&quot;&amp;[.A12]&amp;&quot;&quot;&quot;: &quot;&quot;&quot;&amp;[.B12]&amp;&quot;&quot;&quot;,&quot;" office:value-type="string" office:string-value="&quot;Ed. Fís.&quot;: &quot;EDF&quot;,">
            <text:p>"Ed. Fís.": "EDF",</text:p>
          </table:table-cell>
          <table:table-cell table:number-columns-repeated="1020"/>
        </table:table-row>
        <table:table-row table:style-name="ro1">
          <table:table-cell office:value-type="string">
            <text:p>Optativa</text:p>
          </table:table-cell>
          <table:table-cell office:value-type="string">
            <text:p>OPT</text:p>
          </table:table-cell>
          <table:table-cell/>
          <table:table-cell table:formula="of:=&quot;&quot;&quot;&quot;&amp;[.A13]&amp;&quot;&quot;&quot;: &quot;&quot;&quot;&amp;[.B13]&amp;&quot;&quot;&quot;,&quot;" office:value-type="string" office:string-value="&quot;Optativa&quot;: &quot;OPT&quot;,">
            <text:p>"Optativa": "OPT",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PG_I</text:p>
          </table:table-cell>
          <table:table-cell/>
          <table:table-cell table:formula="of:=&quot;&quot;&quot;&quot;&amp;[.A14]&amp;&quot;&quot;&quot;: &quot;&quot;&quot;&amp;[.B14]&amp;&quot;&quot;&quot;,&quot;" office:value-type="string" office:string-value="&quot;PG_I&quot;: &quot;PG_I&quot;,">
            <text:p>"PG_I": "PG_I",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PG_II</text:p>
          </table:table-cell>
          <table:table-cell/>
          <table:table-cell table:formula="of:=&quot;&quot;&quot;&quot;&amp;[.A15]&amp;&quot;&quot;&quot;: &quot;&quot;&quot;&amp;[.B15]&amp;&quot;&quot;&quot;,&quot;" office:value-type="string" office:string-value="&quot;PG_II&quot;: &quot;PG_II&quot;,">
            <text:p>"PG_II": "PG_II",</text:p>
          </table:table-cell>
          <table:table-cell table:number-columns-repeated="1020"/>
        </table:table-row>
        <table:table-row table:style-name="ro1">
          <table:table-cell office:value-type="string">
            <text:p>Comp. Dig.</text:p>
          </table:table-cell>
          <table:table-cell office:value-type="string">
            <text:p>COMP_DIG</text:p>
          </table:table-cell>
          <table:table-cell/>
          <table:table-cell table:formula="of:=&quot;&quot;&quot;&quot;&amp;[.A16]&amp;&quot;&quot;&quot;: &quot;&quot;&quot;&amp;[.B16]&amp;&quot;&quot;&quot;,&quot;" office:value-type="string" office:string-value="&quot;Comp. Dig.&quot;: &quot;COMP_DIG&quot;,">
            <text:p>"Comp. Dig.": "COMP_DIG",</text:p>
          </table:table-cell>
          <table:table-cell table:number-columns-repeated="1020"/>
        </table:table-row>
        <table:table-row table:style-name="ro1">
          <table:table-cell office:value-type="string">
            <text:p>Comp. Pers.</text:p>
          </table:table-cell>
          <table:table-cell office:value-type="string">
            <text:p>COMP_PERS</text:p>
          </table:table-cell>
          <table:table-cell/>
          <table:table-cell table:formula="of:=&quot;&quot;&quot;&quot;&amp;[.A17]&amp;&quot;&quot;&quot;: &quot;&quot;&quot;&amp;[.B17]&amp;&quot;&quot;&quot;,&quot;" office:value-type="string" office:string-value="&quot;Comp. Pers.&quot;: &quot;COMP_PERS&quot;,">
            <text:p>"Comp. Pers.": "COMP_PERS",</text:p>
          </table:table-cell>
          <table:table-cell table:number-columns-repeated="1020"/>
        </table:table-row>
        <table:table-row table:style-name="ro1">
          <table:table-cell office:value-type="string">
            <text:p>Comp. Ciut.</text:p>
          </table:table-cell>
          <table:table-cell office:value-type="string">
            <text:p>COMP_CIUT</text:p>
          </table:table-cell>
          <table:table-cell/>
          <table:table-cell table:formula="of:=&quot;&quot;&quot;&quot;&amp;[.A18]&amp;&quot;&quot;&quot;: &quot;&quot;&quot;&amp;[.B18]&amp;&quot;&quot;&quot;,&quot;" office:value-type="string" office:string-value="&quot;Comp. Ciut.&quot;: &quot;COMP_CIUT&quot;,">
            <text:p>"Comp. Ciut.": "COMP_CIUT",</text:p>
          </table:table-cell>
          <table:table-cell table:number-columns-repeated="1020"/>
        </table:table-row>
        <table:table-row table:style-name="ro1">
          <table:table-cell office:value-type="string">
            <text:p>Comp. Empr.</text:p>
          </table:table-cell>
          <table:table-cell office:value-type="string">
            <text:p>COMP_EMPR</text:p>
          </table:table-cell>
          <table:table-cell/>
          <table:table-cell table:formula="of:=&quot;&quot;&quot;&quot;&amp;[.A19]&amp;&quot;&quot;&quot;: &quot;&quot;&quot;&amp;[.B19]&amp;&quot;&quot;&quot;,&quot;" office:value-type="string" office:string-value="&quot;Comp. Empr.&quot;: &quot;COMP_EMPR&quot;,">
            <text:p>"Comp. Empr.": "COMP_EMPR",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1">04/01/2025</text:date>, <text:time>16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hu PeFu</meta:initial-creator>
    <meta:creation-date>2025-04-01T16:22:08.10</meta:creation-date>
    <dc:date>2025-04-01T16:38:52.52</dc:date>
    <dc:creator>Nahu PeFu</dc:creator>
    <meta:editing-duration>PT16M44S</meta:editing-duration>
    <meta:editing-cycles>1</meta:editing-cycles>
    <meta:document-statistic meta:table-count="3" meta:cell-count="57" meta:object-count="0"/>
    <meta:generator>OpenOffice/4.1.11$Win32 OpenOffice.org_project/4111m1$Build-9808</meta:generator>
  </office:meta>
</office:document-meta>
</file>